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ono vs. part" table:style-name="ta1">
        <table:shapes>
          <draw:frame draw:z-index="0" draw:style-name="gr1" draw:text-style-name="P1" svg:width="453.51pt" svg:height="255.09pt" svg:x="48.1pt" svg:y="185.05pt">
            <loext:p draw:notify-on-update-of-ranges="'mono vs. part'.A3:'mono vs. part'.A3 'mono vs. part'.A4:'mono vs. part'.A6 'mono vs. part'.B3:'mono vs. part'.B3 'mono vs. part'.B4:'mono vs. part'.B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10" table:default-cell-style-name="Default"/>
        <table:table-row table:style-name="ro1">
          <table:table-cell table:style-name="Default" office:value-type="string" calcext:value-type="string">
            <text:p>convergence_limit</text:p>
          </table:table-cell>
          <table:table-cell office:value-type="string" calcext:value-type="string">
            <text:p>error_disp</text:p>
          </table:table-cell>
          <table:table-cell table:style-name="Default" office:value-type="string" calcext:value-type="string">
            <text:p>error_disp_x</text:p>
          </table:table-cell>
          <table:table-cell table:style-name="Default" office:value-type="string" calcext:value-type="string">
            <text:p>error_disp_y</text:p>
          </table:table-cell>
          <table:table-cell table:style-name="Default" office:value-type="string" calcext:value-type="string">
            <text:p>error_disp_z</text:p>
          </table:table-cell>
          <table:table-cell office:value-type="string" calcext:value-type="string">
            <text:p>error_force</text:p>
          </table:table-cell>
          <table:table-cell office:value-type="string" calcext:value-type="string">
            <text:p>error_force_x</text:p>
          </table:table-cell>
          <table:table-cell office:value-type="string" calcext:value-type="string">
            <text:p>error_force_y</text:p>
          </table:table-cell>
          <table:table-cell office:value-type="string" calcext:value-type="string">
            <text:p>error_force_z</text:p>
          </table:table-cell>
          <table:table-cell table:number-columns-repeated="6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float" office:value="0.01" calcext:value-type="float">
            <text:p>1.00E-02</text:p>
          </table:table-cell>
          <table:table-cell table:style-name="ce1" office:value-type="float" office:value="0.0000611990149742" calcext:value-type="float">
            <text:p>6.12E-05</text:p>
          </table:table-cell>
          <table:table-cell office:value-type="float" office:value="0.000000000130528687471" calcext:value-type="float">
            <text:p>1.31E-10</text:p>
          </table:table-cell>
          <table:table-cell office:value-type="float" office:value="0.000000000261665197814" calcext:value-type="float">
            <text:p>2.62E-10</text:p>
          </table:table-cell>
          <table:table-cell office:value-type="float" office:value="0.0000000000533796124711" calcext:value-type="float">
            <text:p>5.34E-11</text:p>
          </table:table-cell>
          <table:table-cell office:value-type="float" office:value="0.0083608629645" calcext:value-type="float">
            <text:p>0.008360863</text:p>
          </table:table-cell>
          <table:table-cell table:style-name="ce1" office:value-type="float" office:value="0.0000061716953481" calcext:value-type="float">
            <text:p>6.17E-06</text:p>
          </table:table-cell>
          <table:table-cell table:style-name="ce1" office:value-type="float" office:value="0.0000133823206081" calcext:value-type="float">
            <text:p>1.34E-05</text:p>
          </table:table-cell>
          <table:table-cell table:style-name="ce1" office:value-type="float" office:value="0.000000386082677268" calcext:value-type="float">
            <text:p>3.86E-07</text:p>
          </table:table-cell>
          <table:table-cell table:number-columns-repeated="6"/>
        </table:table-row>
        <table:table-row table:style-name="ro1">
          <table:table-cell office:value-type="float" office:value="0.001" calcext:value-type="float">
            <text:p>1.00E-03</text:p>
          </table:table-cell>
          <table:table-cell table:style-name="ce1" office:value-type="float" office:value="0.0000613777719605" calcext:value-type="float">
            <text:p>6.14E-05</text:p>
          </table:table-cell>
          <table:table-cell office:value-type="float" office:value="0.0000000000271546821106" calcext:value-type="float">
            <text:p>2.72E-11</text:p>
          </table:table-cell>
          <table:table-cell office:value-type="float" office:value="0.000000000293495565148" calcext:value-type="float">
            <text:p>2.93E-10</text:p>
          </table:table-cell>
          <table:table-cell office:value-type="float" office:value="0.0000000000561915876121" calcext:value-type="float">
            <text:p>5.62E-11</text:p>
          </table:table-cell>
          <table:table-cell office:value-type="float" office:value="0.00796150236476" calcext:value-type="float">
            <text:p>0.0079615024</text:p>
          </table:table-cell>
          <table:table-cell table:style-name="ce1" office:value-type="float" office:value="0.00000118278449765" calcext:value-type="float">
            <text:p>1.18E-06</text:p>
          </table:table-cell>
          <table:table-cell table:style-name="ce1" office:value-type="float" office:value="0.0000141599778974" calcext:value-type="float">
            <text:p>1.42E-05</text:p>
          </table:table-cell>
          <table:table-cell table:style-name="ce1" office:value-type="float" office:value="0.000000438096528403" calcext:value-type="float">
            <text:p>4.38E-07</text:p>
          </table:table-cell>
          <table:table-cell table:number-columns-repeated="6"/>
        </table:table-row>
        <table:table-row table:style-name="ro1">
          <table:table-cell office:value-type="float" office:value="0.0001" calcext:value-type="float">
            <text:p>1.00E-04</text:p>
          </table:table-cell>
          <table:table-cell table:style-name="ce1" office:value-type="float" office:value="0.0000613917842917" calcext:value-type="float">
            <text:p>6.14E-05</text:p>
          </table:table-cell>
          <table:table-cell office:value-type="float" office:value="0.0000000000326070829227" calcext:value-type="float">
            <text:p>3.26E-11</text:p>
          </table:table-cell>
          <table:table-cell office:value-type="float" office:value="0.000000000293096223058" calcext:value-type="float">
            <text:p>2.93E-10</text:p>
          </table:table-cell>
          <table:table-cell office:value-type="float" office:value="0.0000000000562230498768" calcext:value-type="float">
            <text:p>5.62E-11</text:p>
          </table:table-cell>
          <table:table-cell office:value-type="float" office:value="0.00798394417524" calcext:value-type="float">
            <text:p>0.0079839442</text:p>
          </table:table-cell>
          <table:table-cell table:style-name="ce1" office:value-type="float" office:value="0.00000121779127726" calcext:value-type="float">
            <text:p>1.22E-06</text:p>
          </table:table-cell>
          <table:table-cell table:style-name="ce1" office:value-type="float" office:value="0.0000142237968648" calcext:value-type="float">
            <text:p>1.42E-05</text:p>
          </table:table-cell>
          <table:table-cell table:style-name="ce1" office:value-type="float" office:value="0.000000432663191816" calcext:value-type="float">
            <text:p>4.33E-07</text:p>
          </table:table-cell>
          <table:table-cell table:number-columns-repeated="6"/>
        </table:table-row>
        <table:table-row table:style-name="ro1">
          <table:table-cell office:value-type="float" office:value="0.00001" calcext:value-type="float">
            <text:p>1.00E-05</text:p>
          </table:table-cell>
          <table:table-cell table:style-name="ce1" office:value-type="float" office:value="0.0000613926520585" calcext:value-type="float">
            <text:p>6.14E-05</text:p>
          </table:table-cell>
          <table:table-cell office:value-type="float" office:value="0.0000000000324290741908" calcext:value-type="float">
            <text:p>3.24E-11</text:p>
          </table:table-cell>
          <table:table-cell office:value-type="float" office:value="0.000000000293059118399" calcext:value-type="float">
            <text:p>2.93E-10</text:p>
          </table:table-cell>
          <table:table-cell office:value-type="float" office:value="0.0000000000562388053884" calcext:value-type="float">
            <text:p>5.62E-11</text:p>
          </table:table-cell>
          <table:table-cell office:value-type="float" office:value="0.00799065630691" calcext:value-type="float">
            <text:p>0.0079906563</text:p>
          </table:table-cell>
          <table:table-cell table:style-name="ce1" office:value-type="float" office:value="0.00000123631989803" calcext:value-type="float">
            <text:p>1.24E-06</text:p>
          </table:table-cell>
          <table:table-cell table:style-name="ce1" office:value-type="float" office:value="0.0000142520268911" calcext:value-type="float">
            <text:p>1.43E-05</text:p>
          </table:table-cell>
          <table:table-cell table:style-name="ce1" office:value-type="float" office:value="0.000000432125013662" calcext:value-type="float">
            <text:p>4.32E-07</text:p>
          </table:table-cell>
          <table:table-cell table:number-columns-repeated="6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10"/>
        </table:table-row>
        <table:table-row table:style-name="ro1" table:number-rows-repeated="6">
          <table:table-cell table:number-columns-repeated="15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9"/>
          <table:table-cell table:style-name="ce1"/>
        </table:table-row>
      </table:table>
      <table:table table:name="part vs. part" table:style-name="ta1">
        <table:shapes>
          <draw:frame draw:z-index="0" draw:style-name="gr1" draw:text-style-name="P1" svg:width="453.51pt" svg:height="255.09pt" svg:x="0.48pt" svg:y="135.35pt">
            <loext:p draw:notify-on-update-of-ranges="'part vs. part'.A2:'part vs. part'.A5 'part vs. part'.B2:'part vs. part'.B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convergence_limit</text:p>
          </table:table-cell>
          <table:table-cell office:value-type="string" calcext:value-type="string">
            <text:p>error_disp</text:p>
          </table:table-cell>
          <table:table-cell table:style-name="Default" office:value-type="string" calcext:value-type="string">
            <text:p>error_disp_x</text:p>
          </table:table-cell>
          <table:table-cell table:style-name="Default" office:value-type="string" calcext:value-type="string">
            <text:p>error_disp_y</text:p>
          </table:table-cell>
          <table:table-cell table:style-name="Default" office:value-type="string" calcext:value-type="string">
            <text:p>error_disp_z</text:p>
          </table:table-cell>
          <table:table-cell office:value-type="string" calcext:value-type="string">
            <text:p>error_force</text:p>
          </table:table-cell>
          <table:table-cell office:value-type="string" calcext:value-type="string">
            <text:p>error_force_x</text:p>
          </table:table-cell>
          <table:table-cell office:value-type="string" calcext:value-type="string">
            <text:p>error_force_y</text:p>
          </table:table-cell>
          <table:table-cell office:value-type="string" calcext:value-type="string">
            <text:p>error_force_z</text:p>
          </table:table-cell>
        </table:table-row>
        <table:table-row table:style-name="ro1">
          <table:table-cell office:value-type="float" office:value="0.01" calcext:value-type="float">
            <text:p>1.00E-02</text:p>
          </table:table-cell>
          <table:table-cell office:value-type="float" office:value="0.00362132902181" calcext:value-type="float">
            <text:p>0.003621329</text:p>
          </table:table-cell>
          <table:table-cell office:value-type="float" office:value="0.000000909894876644" calcext:value-type="float">
            <text:p>9.10E-07</text:p>
          </table:table-cell>
          <table:table-cell office:value-type="float" office:value="0.00000108616281438" calcext:value-type="float">
            <text:p>1.09E-06</text:p>
          </table:table-cell>
          <table:table-cell office:value-type="float" office:value="0.000000109994486489" calcext:value-type="float">
            <text:p>1.10E-07</text:p>
          </table:table-cell>
          <table:table-cell office:value-type="float" office:value="0.461480808124" calcext:value-type="float">
            <text:p>0.4614808081</text:p>
          </table:table-cell>
          <table:table-cell office:value-type="float" office:value="0.0327846420731" calcext:value-type="float">
            <text:p>0.0327846421</text:p>
          </table:table-cell>
          <table:table-cell office:value-type="float" office:value="0.0365909637961" calcext:value-type="float">
            <text:p>0.0365909638</text:p>
          </table:table-cell>
          <table:table-cell office:value-type="float" office:value="0.0012936948027" calcext:value-type="float">
            <text:p>0.0012936948</text:p>
          </table:table-cell>
        </table:table-row>
        <table:table-row table:style-name="ro1">
          <table:table-cell office:value-type="float" office:value="0.001" calcext:value-type="float">
            <text:p>1.00E-03</text:p>
          </table:table-cell>
          <table:table-cell office:value-type="float" office:value="0.00120074051003" calcext:value-type="float">
            <text:p>0.0012007405</text:p>
          </table:table-cell>
          <table:table-cell office:value-type="float" office:value="0.0000000716576247382" calcext:value-type="float">
            <text:p>7.17E-08</text:p>
          </table:table-cell>
          <table:table-cell office:value-type="float" office:value="0.000000137976847708" calcext:value-type="float">
            <text:p>1.38E-07</text:p>
          </table:table-cell>
          <table:table-cell office:value-type="float" office:value="0.0000000111455914731" calcext:value-type="float">
            <text:p>1.11E-08</text:p>
          </table:table-cell>
          <table:table-cell office:value-type="float" office:value="0.157923088255" calcext:value-type="float">
            <text:p>0.1579230883</text:p>
          </table:table-cell>
          <table:table-cell office:value-type="float" office:value="0.00290032957922" calcext:value-type="float">
            <text:p>0.0029003296</text:p>
          </table:table-cell>
          <table:table-cell office:value-type="float" office:value="0.00510156931292" calcext:value-type="float">
            <text:p>0.0051015693</text:p>
          </table:table-cell>
          <table:table-cell office:value-type="float" office:value="0.000133604407855" calcext:value-type="float">
            <text:p>0.0001336044</text:p>
          </table:table-cell>
        </table:table-row>
        <table:table-row table:style-name="ro1">
          <table:table-cell office:value-type="float" office:value="0.0001" calcext:value-type="float">
            <text:p>1.00E-04</text:p>
          </table:table-cell>
          <table:table-cell office:value-type="float" office:value="0.000264062544328" calcext:value-type="float">
            <text:p>0.0002640625</text:p>
          </table:table-cell>
          <table:table-cell office:value-type="float" office:value="0.00000000617210843835" calcext:value-type="float">
            <text:p>6.17E-09</text:p>
          </table:table-cell>
          <table:table-cell office:value-type="float" office:value="0.00000000573520858988" calcext:value-type="float">
            <text:p>5.74E-09</text:p>
          </table:table-cell>
          <table:table-cell office:value-type="float" office:value="0.000000000886802285715" calcext:value-type="float">
            <text:p>8.87E-10</text:p>
          </table:table-cell>
          <table:table-cell office:value-type="float" office:value="0.0425607818383" calcext:value-type="float">
            <text:p>0.0425607818</text:p>
          </table:table-cell>
          <table:table-cell office:value-type="float" office:value="0.000302428220042" calcext:value-type="float">
            <text:p>0.0003024282</text:p>
          </table:table-cell>
          <table:table-cell office:value-type="float" office:value="0.000253161064236" calcext:value-type="float">
            <text:p>0.0002531611</text:p>
          </table:table-cell>
          <table:table-cell table:style-name="ce1" office:value-type="float" office:value="0.0000112028456736" calcext:value-type="float">
            <text:p>1.12E-05</text:p>
          </table:table-cell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0.000114378555191" calcext:value-type="float">
            <text:p>0.0001143786</text:p>
          </table:table-cell>
          <table:table-cell office:value-type="float" office:value="0.00000000121807597538" calcext:value-type="float">
            <text:p>1.22E-09</text:p>
          </table:table-cell>
          <table:table-cell office:value-type="float" office:value="0.00000000123028172912" calcext:value-type="float">
            <text:p>1.23E-09</text:p>
          </table:table-cell>
          <table:table-cell office:value-type="float" office:value="0.000000000166277819529" calcext:value-type="float">
            <text:p>1.66E-10</text:p>
          </table:table-cell>
          <table:table-cell office:value-type="float" office:value="0.0197351870098" calcext:value-type="float">
            <text:p>0.019735187</text:p>
          </table:table-cell>
          <table:table-cell table:style-name="ce1" office:value-type="float" office:value="0.0000664293233948" calcext:value-type="float">
            <text:p>6.64E-05</text:p>
          </table:table-cell>
          <table:table-cell table:style-name="ce1" office:value-type="float" office:value="0.0000645372793624" calcext:value-type="float">
            <text:p>6.45E-05</text:p>
          </table:table-cell>
          <table:table-cell table:style-name="ce1" office:value-type="float" office:value="0.00000208720636567" calcext:value-type="float">
            <text:p>2.09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2">00/00/0000</text:date>, <text:time style:data-style-name="N2" text:time-value="16:24:04.4738304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15:39:26.668834603</meta:creation-date>
    <dc:date>2018-07-12T17:12:27.365618433</dc:date>
    <meta:editing-duration>PT45M36S</meta:editing-duration>
    <meta:editing-cycles>2</meta:editing-cycles>
    <meta:generator>LibreOffice/5.1.6.2$Linux_X86_64 LibreOffice_project/10m0$Build-2</meta:generator>
    <meta:document-statistic meta:table-count="2" meta:cell-count="9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aximum="0.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27cm" svg:y="0.316cm" chart:style-name="ch2">
          <text:p>Error against partitioned setup</text:p>
        </chart:title>
        <chart:plot-area chart:style-name="ch3" table:cell-range-address="'part vs. part'.A2:'part vs. part'.B5" svg:x="1.331cm" svg:y="1.275cm" svg:width="14.349cm" svg:height="6.564cm">
          <chartooo:coordinate-region svg:x="2.615cm" svg:y="1.474cm" svg:width="12.376cm" svg:height="5.718cm"/>
          <chart:axis chart:dimension="x" chart:name="primary-x" chart:style-name="ch4">
            <chart:title svg:x="7.72cm" svg:y="8.019cm" chart:style-name="ch5">
              <text:p>conv_limit</text:p>
            </chart:title>
          </chart:axis>
          <chart:axis chart:dimension="y" chart:name="primary-y" chart:style-name="ch6">
            <chart:title svg:x="0.451cm" svg:y="5.765cm" chart:style-name="ch7">
              <text:p>L2 norm of error</text:p>
            </chart:title>
          </chart:axis>
          <chart:series chart:style-name="ch8" chart:values-cell-range-address="'part vs. part'.B2:'part vs. part'.B5" chart:class="chart:scatter">
            <chart:domain table:cell-range-address="'part vs. part'.A2:'part vs. part'.A5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'part vs. part'.A2:'part vs. part'.A5</svg:desc>
                </draw:g>
              </table:table-cell>
              <table:table-cell office:value-type="float" office:value="0.00362132902181">
                <text:p>0.00362132902181</text:p>
                <draw:g>
                  <svg:desc>'part vs. part'.B2:'part vs. part'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0120074051003">
                <text:p>0.00120074051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1">
                <text:p>0.0001</text:p>
              </table:table-cell>
              <table:table-cell office:value-type="float" office:value="0.000264062544328">
                <text:p>0.0002640625443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1">
                <text:p>0.00001</text:p>
              </table:table-cell>
              <table:table-cell office:value-type="float" office:value="0.000114378555191">
                <text:p>0.0001143785551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1">
      <style:chart-properties chart:display-label="true" chart:logarithmic="true" chart:maximum="0.00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25cm" svg:y="0.316cm" chart:style-name="ch2">
          <text:p>Error against mono</text:p>
        </chart:title>
        <chart:plot-area chart:style-name="ch3" table:cell-range-address="'mono vs. part'.A3:'mono vs. part'.B6" chart:data-source-has-labels="row" svg:x="1.331cm" svg:y="1.275cm" svg:width="14.349cm" svg:height="6.564cm">
          <chartooo:coordinate-region svg:x="2.958cm" svg:y="1.474cm" svg:width="12.032cm" svg:height="5.718cm"/>
          <chart:axis chart:dimension="x" chart:name="primary-x" chart:style-name="ch4">
            <chart:title svg:x="7.72cm" svg:y="8.019cm" chart:style-name="ch5">
              <text:p>conv_limit</text:p>
            </chart:title>
          </chart:axis>
          <chart:axis chart:dimension="y" chart:name="primary-y" chart:style-name="ch6">
            <chart:title svg:x="0.451cm" svg:y="5.765cm" chart:style-name="ch7">
              <text:p>L2 norm of error</text:p>
            </chart:title>
          </chart:axis>
          <chart:series chart:style-name="ch8" chart:values-cell-range-address="'mono vs. part'.B4:'mono vs. part'.B6" chart:label-cell-address="'mono vs. part'.B3:'mono vs. part'.B3" chart:class="chart:scatter">
            <chart:domain table:cell-range-address="'mono vs. part'.A4:'mono vs. part'.A6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6.12E-05</text:p>
                <draw:g>
                  <svg:desc>'mono vs. part'.B3:'mono vs. part'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'mono vs. part'.A4:'mono vs. part'.A6</svg:desc>
                </draw:g>
              </table:table-cell>
              <table:table-cell office:value-type="float" office:value="0.0000613777719605">
                <text:p>0.0000613777719605</text:p>
                <draw:g>
                  <svg:desc>'mono vs. part'.B4:'mono vs. part'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">
                <text:p>0.0001</text:p>
              </table:table-cell>
              <table:table-cell office:value-type="float" office:value="0.0000613917842917">
                <text:p>0.00006139178429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">
                <text:p>0.00001</text:p>
              </table:table-cell>
              <table:table-cell office:value-type="float" office:value="0.0000613926520585">
                <text:p>0.00006139265205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